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7000034D1000034D1469C764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51" draw:opacity="75%" draw:textarea-horizontal-align="justify" draw:textarea-vertical-align="middle" draw:auto-grow-height="false" draw:shadow="visible" draw:shadow-offset-x="0.1cm" draw:shadow-offset-y="0.1cm" draw:shadow-color="#ffd320" draw:shadow-opacity="30%"/>
    </style:style>
    <style:style style:name="gr2" style:family="graphic" style:parent-style-name="standard">
      <style:graphic-properties draw:fill="gradient" draw:fill-gradient-name="Gradient_20_51" draw:opacity="80%" draw:textarea-horizontal-align="justify" draw:textarea-vertical-align="middle" draw:auto-grow-height="false" draw:shadow="visible" draw:shadow-offset-x="0.1cm" draw:shadow-offset-y="0.1cm" draw:shadow-color="#ffd320" draw:shadow-opacity="30%"/>
    </style:style>
    <style:style style:name="gr3" style:family="graphic" style:parent-style-name="standard">
      <style:graphic-properties draw:fill="gradient" draw:fill-gradient-name="Gradient_20_50" draw:opacity="70%" draw:textarea-horizontal-align="justify" draw:textarea-vertical-align="middle" draw:auto-grow-height="false" draw:shadow="visible" draw:shadow-offset-x="0.1cm" draw:shadow-offset-y="0.1cm" draw:shadow-color="#ffd320" draw:shadow-opacity="30%"/>
    </style:style>
    <style:style style:name="gr4" style:family="graphic" style:parent-style-name="standard">
      <style:graphic-properties draw:fill="gradient" draw:fill-gradient-name="Gradient_20_19" draw:textarea-horizontal-align="justify" draw:textarea-vertical-align="middle" draw:auto-grow-height="false" draw:shadow="visible" draw:shadow-offset-x="0.1cm" draw:shadow-offset-y="0.1cm" draw:shadow-color="#99ccff" draw:shadow-opacity="60%"/>
    </style:style>
    <style:style style:name="gr5" style:family="graphic" style:parent-style-name="standard">
      <style:graphic-properties draw:fill="gradient" draw:fill-color="#99ccff" draw:fill-gradient-name="Gradient_20_20" draw:opacity="50%" draw:textarea-horizontal-align="justify" draw:textarea-vertical-align="middle" draw:auto-grow-height="false" draw:shadow="visible" draw:shadow-offset-x="0.1cm" draw:shadow-offset-y="0.1cm" draw:shadow-color="#c0c0c0" draw:shadow-opacity="50%"/>
    </style:style>
    <style:style style:name="gr6" style:family="graphic" style:parent-style-name="standard">
      <style:graphic-properties draw:fill="gradient" draw:fill-color="#94bd5e" draw:fill-gradient-name="Gradient_20_30" draw:opacity="65%" draw:textarea-horizontal-align="justify" draw:textarea-vertical-align="middle" draw:auto-grow-height="false" draw:shadow="visible" draw:shadow-offset-x="0.1cm" draw:shadow-offset-y="0.1cm" draw:shadow-color="#c0c0c0" draw:shadow-opacity="65%"/>
    </style:style>
    <style:style style:name="gr7" style:family="graphic" style:parent-style-name="standard">
      <style:graphic-properties draw:fill="gradient" draw:fill-gradient-name="Gradient_20_36" draw:opacity="100%" draw:textarea-horizontal-align="justify" draw:textarea-vertical-align="middle" draw:auto-grow-height="false" draw:shadow="visible" draw:shadow-offset-x="0.1cm" draw:shadow-offset-y="0.1cm" draw:shadow-color="#ffd320" draw:shadow-opacity="60%"/>
    </style:style>
    <style:style style:name="gr8" style:family="graphic" style:parent-style-name="standard">
      <style:graphic-properties draw:fill="gradient" draw:fill-gradient-name="Gradient_20_50" draw:opacity="65%" draw:textarea-horizontal-align="justify" draw:textarea-vertical-align="middle" draw:auto-grow-height="false" draw:shadow="visible" draw:shadow-offset-x="0.1cm" draw:shadow-offset-y="0.1cm" draw:shadow-color="#ffd320" draw:shadow-opacity="30%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family="Verdana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color="#ffffff" fo:font-family="Verdana" style:font-family-generic="swiss" style:font-pitch="variable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text-shadow="none"/>
    </style:style>
    <style:style style:name="P6" style:family="paragraph">
      <style:paragraph-properties fo:text-align="center"/>
      <style:text-properties fo:color="#ffffff" fo:font-family="Verdana" style:font-family-generic="swiss" style:font-pitch="variable" fo:font-size="8pt" fo:text-shadow="none" style:font-size-asian="8pt" style:font-size-complex="8pt"/>
    </style:style>
    <style:style style:name="P7" style:family="paragraph">
      <style:paragraph-properties fo:text-align="center"/>
      <style:text-properties fo:color="#ffffff" fo:font-size="7pt" style:font-size-asian="7pt" style:font-size-complex="7pt"/>
    </style:style>
    <style:style style:name="P8" style:family="paragraph">
      <style:paragraph-properties fo:text-align="center"/>
      <style:text-properties fo:color="#ffffff" fo:font-family="Verdana" style:font-family-generic="swiss" style:font-pitch="variable" fo:font-size="7pt" style:font-size-asian="7pt" style:font-size-complex="7pt"/>
    </style:style>
    <style:style style:name="T1" style:family="text">
      <style:text-properties fo:color="#ffffff" fo:font-family="Verdana" style:font-family-generic="swiss" style:font-pitch="variable" fo:font-size="8pt" style:font-size-asian="8pt" style:font-size-complex="8pt"/>
    </style:style>
    <style:style style:name="T2" style:family="text">
      <style:text-properties fo:color="#ffffff" fo:font-family="Verdana" style:font-family-generic="swiss" style:font-pitch="variable" fo:font-size="8pt" fo:text-shadow="none" style:font-size-asian="8pt" style:font-size-complex="8pt"/>
    </style:style>
    <style:style style:name="T3" style:family="text">
      <style:text-properties fo:color="#ffffff" fo:font-family="Verdana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2.457cm" svg:height="1.045cm" svg:x="2.207cm" svg:y="7.349cm">
          <text:p text:style-name="P1"><text:span text:style-name="T1">Infraestructur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2.457cm" svg:height="1.045cm" svg:x="6.919cm" svg:y="7.355cm">
          <text:p text:style-name="P1"><text:span text:style-name="T1">Middlewa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2.48cm" svg:height="1.05cm" svg:x="11.52cm" svg:y="7.35cm">
          <text:p text:style-name="P1"><text:span text:style-name="T1">Presenta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2.453cm" svg:height="0.843cm" svg:x="2.21cm" svg:y="8.547cm">
          <text:p text:style-name="P1"><text:span text:style-name="T1">Cloud (IaaS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2.453cm" svg:height="0.845cm" svg:x="2.21cm" svg:y="9.576cm">
          <text:p text:style-name="P1"><text:span text:style-name="T1">Virtualiz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2.55cm" svg:height="0.84cm" svg:x="6.908cm" svg:y="9.625cm">
          <text:p text:style-name="P4"><text:span text:style-name="T1">App Serve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2.453cm" svg:height="0.839cm" svg:x="6.919cm" svg:y="8.554cm">
          <text:p text:style-name="P4"><text:span text:style-name="T1">Framework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draw:layer="layout" svg:width="2.476cm" svg:height="0.806cm" svg:x="11.52cm" svg:y="8.62cm">
          <text:p text:style-name="P5"><text:span text:style-name="T2">Deskto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draw:layer="layout" svg:width="2.476cm" svg:height="0.806cm" svg:x="11.524cm" svg:y="9.657cm">
          <text:p text:style-name="P1"><text:span text:style-name="T1">Web Applica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draw:layer="layout" svg:width="2.476cm" svg:height="0.806cm" svg:x="11.524cm" svg:y="10.68cm">
          <text:p text:style-name="P1"><text:span text:style-name="T1">Mobile Applica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3" draw:layer="layout" svg:width="2.476cm" svg:height="0.806cm" svg:x="11.524cm" svg:y="11.709cm">
          <text:p text:style-name="P1"><text:span text:style-name="T1">Cloud Applica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layer="layout" svg:width="1.65cm" svg:height="1.064cm" svg:x="4.978cm" svg:y="7.31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.649cm" svg:height="1.064cm" svg:x="9.625cm" svg:y="7.314cm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2.457cm" svg:height="1.045cm" svg:x="6.915cm" svg:y="4.447cm">
          <text:p text:style-name="P1"><text:span text:style-name="T1">Integra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2.55cm" svg:height="0.84cm" svg:x="6.908cm" svg:y="10.666cm">
          <text:p text:style-name="P1"><text:span text:style-name="T1">Cloud (PaaS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8" draw:layer="layout" svg:width="2.55cm" svg:height="0.84cm" svg:x="6.908cm" svg:y="11.707cm">
          <text:p text:style-name="P7"><text:span text:style-name="T3">Bussines Applica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layer="layout" svg:width="1.338cm" svg:height="1.063cm" draw:transform="rotate (1.5707963267946) translate (7.579cm 7.112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Per_20_defecte">
        <draw:frame draw:style-name="gr9" draw:text-style-name="P4" draw:layer="layout" svg:width="13.52cm" svg:height="13.52cm" svg:x="3.941cm" svg:y="6.146cm">
          <draw:image xlink:href="Pictures/20000057000034D1000034D1469C764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8" draw:display-name="Gradient 18" draw:style="linear" draw:start-color="#000000" draw:end-color="#ffffff" draw:start-intensity="100%" draw:end-intensity="100%" draw:angle="0" draw:border="0%"/>
    <draw:gradient draw:name="Gradient_20_19" draw:display-name="Gradient 19" draw:style="linear" draw:start-color="#83caff" draw:end-color="#ffffff" draw:start-intensity="100%" draw:end-intensity="100%" draw:angle="0" draw:border="0%"/>
    <draw:gradient draw:name="Gradient_20_20" draw:display-name="Gradient 20" draw:style="linear" draw:start-color="#000080" draw:end-color="#ffffff" draw:start-intensity="100%" draw:end-intensity="100%" draw:angle="0" draw:border="0%"/>
    <draw:gradient draw:name="Gradient_20_28" draw:display-name="Gradient 28" draw:style="linear" draw:start-color="#ffd320" draw:end-color="#ffffff" draw:start-intensity="100%" draw:end-intensity="100%" draw:angle="0" draw:border="0%"/>
    <draw:gradient draw:name="Gradient_20_29" draw:display-name="Gradient 29" draw:style="linear" draw:start-color="#ffd320" draw:end-color="#ffffff" draw:start-intensity="100%" draw:end-intensity="100%" draw:angle="0" draw:border="15%"/>
    <draw:gradient draw:name="Gradient_20_30" draw:display-name="Gradient 30" draw:style="linear" draw:start-color="#99ccff" draw:end-color="#ffffff" draw:start-intensity="100%" draw:end-intensity="100%" draw:angle="0" draw:border="0%"/>
    <draw:gradient draw:name="Gradient_20_36" draw:display-name="Gradient 36" draw:style="linear" draw:start-color="#ffd320" draw:end-color="#ffffff" draw:start-intensity="100%" draw:end-intensity="100%" draw:angle="450" draw:border="45%"/>
    <draw:gradient draw:name="Gradient_20_37" draw:display-name="Gradient 37" draw:style="linear" draw:start-color="#99ccff" draw:end-color="#ffffff" draw:start-intensity="100%" draw:end-intensity="100%" draw:angle="450" draw:border="45%"/>
    <draw:gradient draw:name="Gradient_20_38" draw:display-name="Gradient 38" draw:style="linear" draw:start-color="#0047ff" draw:end-color="#ffffff" draw:start-intensity="100%" draw:end-intensity="100%" draw:angle="450" draw:border="45%"/>
    <draw:gradient draw:name="Gradient_20_39" draw:display-name="Gradient 39" draw:style="linear" draw:start-color="#0099ff" draw:end-color="#ffffff" draw:start-intensity="100%" draw:end-intensity="100%" draw:angle="450" draw:border="45%"/>
    <draw:gradient draw:name="Gradient_20_40" draw:display-name="Gradient 40" draw:style="linear" draw:start-color="#00b8ff" draw:end-color="#ffffff" draw:start-intensity="100%" draw:end-intensity="100%" draw:angle="450" draw:border="45%"/>
    <draw:gradient draw:name="Gradient_20_41" draw:display-name="Gradient 41" draw:style="linear" draw:start-color="#e6e6e6" draw:end-color="#ffffff" draw:start-intensity="100%" draw:end-intensity="100%" draw:angle="450" draw:border="45%"/>
    <draw:gradient draw:name="Gradient_20_42" draw:display-name="Gradient 42" draw:style="linear" draw:start-color="#b3b3b3" draw:end-color="#ffffff" draw:start-intensity="100%" draw:end-intensity="100%" draw:angle="450" draw:border="45%"/>
    <draw:gradient draw:name="Gradient_20_43" draw:display-name="Gradient 43" draw:style="linear" draw:start-color="#666666" draw:end-color="#ffffff" draw:start-intensity="100%" draw:end-intensity="100%" draw:angle="450" draw:border="45%"/>
    <draw:gradient draw:name="Gradient_20_44" draw:display-name="Gradient 44" draw:style="linear" draw:start-color="#999999" draw:end-color="#ffffff" draw:start-intensity="100%" draw:end-intensity="100%" draw:angle="450" draw:border="45%"/>
    <draw:gradient draw:name="Gradient_20_45" draw:display-name="Gradient 45" draw:style="linear" draw:start-color="#b3b3b3" draw:end-color="#ffd320" draw:start-intensity="100%" draw:end-intensity="100%" draw:angle="450" draw:border="45%"/>
    <draw:gradient draw:name="Gradient_20_46" draw:display-name="Gradient 46" draw:style="linear" draw:start-color="#999999" draw:end-color="#ffd320" draw:start-intensity="100%" draw:end-intensity="100%" draw:angle="450" draw:border="45%"/>
    <draw:gradient draw:name="Gradient_20_47" draw:display-name="Gradient 47" draw:style="linear" draw:start-color="#666666" draw:end-color="#ffd320" draw:start-intensity="100%" draw:end-intensity="100%" draw:angle="450" draw:border="45%"/>
    <draw:gradient draw:name="Gradient_20_48" draw:display-name="Gradient 48" draw:style="linear" draw:start-color="#cccccc" draw:end-color="#ffd320" draw:start-intensity="100%" draw:end-intensity="100%" draw:angle="450" draw:border="45%"/>
    <draw:gradient draw:name="Gradient_20_49" draw:display-name="Gradient 49" draw:style="linear" draw:start-color="#e6e6e6" draw:end-color="#ffd320" draw:start-intensity="100%" draw:end-intensity="100%" draw:angle="450" draw:border="45%"/>
    <draw:gradient draw:name="Gradient_20_50" draw:display-name="Gradient 50" draw:style="linear" draw:start-color="#ff950e" draw:end-color="#ffffff" draw:start-intensity="100%" draw:end-intensity="100%" draw:angle="0" draw:border="15%"/>
    <draw:gradient draw:name="Gradient_20_51" draw:display-name="Gradient 51" draw:style="linear" draw:start-color="#ff950e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1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ep Mª Coromina Torres</meta:initial-creator>
    <meta:creation-date>2011-01-17T17:21:50.28</meta:creation-date>
    <dc:date>2011-05-28T17:03:03.59</dc:date>
    <dc:creator>pere santasusana cots</dc:creator>
    <meta:editing-duration>PT21H20M33S</meta:editing-duration>
    <meta:editing-cycles>35</meta:editing-cycles>
    <meta:generator>OpenOffice.org/3.3$Win32 OpenOffice.org_project/330m20$Build-9567</meta:generator>
    <meta:document-statistic meta:object-count="18"/>
  </office:meta>
</office:document-meta>
</file>